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Param.setDescription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FunctionPackage( String functionPack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getJsp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Taglibversion( String taglib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Description( String new_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Largeicon( String new_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getSmallic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getFunction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ram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Shortname( String sh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PackageNam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Displayname( String new_display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engine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pTaglibSubTask.getLargeic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JspTaglibSub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TaglibSubTask.getSh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VersionType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ra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validateOp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pTaglibSubTask.setFilename( String new_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TaglibSubTask.get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Jspversion( JspVersionTypes jsp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ra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getTaglib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setSmallicon( String new_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libSubTask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